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542in" table:align="left"/>
    </style:style>
    <style:style style:name="Table1.A" style:family="table-column">
      <style:table-column-properties style:column-width="1.6042in"/>
    </style:style>
    <style:style style:name="Table1.B" style:family="table-column">
      <style:table-column-properties style:column-width="2.9167in"/>
    </style:style>
    <style:style style:name="Table1.C" style:family="table-column">
      <style:table-column-properties style:column-width="4.8333in"/>
    </style:style>
    <style:style style:name="Table1.1" style:family="table-row">
      <style:table-row-properties style:min-row-height="0.2604in"/>
    </style:style>
    <style:style style:name="Table1.A1" style:family="table-cell">
      <style:table-cell-properties fo:background-color="#e6e6e6" fo:padding="0.0403in" fo:border-left="2.05pt solid #000000" fo:border-right="none" fo:border-top="2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e6" fo:padding="0.0382in" fo:border-left="0.05pt solid #000000" fo:border-right="none" fo:border-top="2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201in" fo:border-left="0.05pt solid #000000" fo:border-right="2.05pt solid #000000" fo:border-top="2.05pt solid #000000" fo:border-bottom="0.05pt solid #000000">
        <style:background-image/>
      </style:table-cell-properties>
    </style:style>
    <style:style style:name="Table1.A2" style:family="table-cell">
      <style:table-cell-properties fo:padding="0.0403in" fo:border-left="2.05pt solid #000000" fo:border-right="none" fo:border-top="0.05pt solid #000000" fo:border-bottom="0.05pt solid #000000"/>
    </style:style>
    <style:style style:name="Table1.B2" style:family="table-cell">
      <style:table-cell-properties fo:padding="0.0403in" fo:border-left="0.05pt solid #000000" fo:border-right="none" fo:border-top="0.05pt solid #000000" fo:border-bottom="0.05pt solid #000000"/>
    </style:style>
    <style:style style:name="Table1.C2" style:family="table-cell">
      <style:table-cell-properties fo:padding="0.0403in" fo:border-left="0.05pt solid #000000" fo:border-right="2.05pt solid #000000" fo:border-top="0.05pt solid #000000" fo:border-bottom="0.05pt solid #000000"/>
    </style:style>
    <style:style style:name="Table1.A3" style:family="table-cell">
      <style:table-cell-properties fo:padding="0.0403in" fo:border-left="2.05pt solid #000000" fo:border-right="none" fo:border-top="none" fo:border-bottom="0.05pt solid #000000"/>
    </style:style>
    <style:style style:name="Table1.B3" style:family="table-cell">
      <style:table-cell-properties fo:padding="0.0403in" fo:border-left="0.05pt solid #000000" fo:border-right="none" fo:border-top="none" fo:border-bottom="0.05pt solid #000000"/>
    </style:style>
    <style:style style:name="Table1.C3" style:family="table-cell">
      <style:table-cell-properties fo:padding="0.0403in" fo:border-left="0.05pt solid #000000" fo:border-right="2.05pt solid #000000" fo:border-top="none" fo:border-bottom="0.05pt solid #000000"/>
    </style:style>
    <style:style style:name="Table1.A4" style:family="table-cell">
      <style:table-cell-properties fo:padding="0.0403in" fo:border-left="2.05pt solid #000000" fo:border-right="none" fo:border-top="none" fo:border-bottom="0.05pt solid #000000"/>
    </style:style>
    <style:style style:name="Table1.B4" style:family="table-cell">
      <style:table-cell-properties fo:padding="0.0403in" fo:border-left="0.05pt solid #000000" fo:border-right="none" fo:border-top="none" fo:border-bottom="0.05pt solid #000000"/>
    </style:style>
    <style:style style:name="Table1.C4" style:family="table-cell">
      <style:table-cell-properties fo:padding="0.0403in" fo:border-left="0.05pt solid #000000" fo:border-right="2.05pt solid #000000" fo:border-top="none" fo:border-bottom="0.05pt solid #000000"/>
    </style:style>
    <style:style style:name="Table1.A5" style:family="table-cell">
      <style:table-cell-properties fo:padding-left="0.0403in" fo:padding-right="0.0403in" fo:padding-top="0.0403in" fo:padding-bottom="0.1in" fo:border-left="2.05pt solid #000000" fo:border-right="none" fo:border-top="none" fo:border-bottom="0.05pt solid #000000"/>
    </style:style>
    <style:style style:name="Table1.B5" style:family="table-cell">
      <style:table-cell-properties fo:padding-left="0.0403in" fo:padding-right="0.0403in" fo:padding-top="0.0403in" fo:padding-bottom="0.1in" fo:border-left="0.05pt solid #000000" fo:border-right="none" fo:border-top="none" fo:border-bottom="0.05pt solid #000000"/>
    </style:style>
    <style:style style:name="Table1.C5" style:family="table-cell">
      <style:table-cell-properties fo:padding-left="0.0403in" fo:padding-right="0.0403in" fo:padding-top="0.0403in" fo:padding-bottom="0.1in" fo:border-left="0.05pt solid #000000" fo:border-right="2.05pt solid #000000" fo:border-top="none" fo:border-bottom="0.05pt solid #000000"/>
    </style:style>
    <style:style style:name="Table1.A6" style:family="table-cell">
      <style:table-cell-properties fo:padding="0.0403in" fo:border-left="2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7" style:family="table-cell">
      <style:table-cell-properties fo:padding="0.0403in" fo:border-left="2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8" style:family="table-cell">
      <style:table-cell-properties fo:padding="0.0403in" fo:border-left="2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9" style:family="table-cell">
      <style:table-cell-properties fo:padding="0.0403in" fo:border-left="2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0" style:family="table-cell">
      <style:table-cell-properties fo:padding="0.0403in" fo:border-left="2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1" style:family="table-cell">
      <style:table-cell-properties fo:background-color="transparent" fo:padding="0.0403in" fo:border-left="2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transparent" fo:padding="0.0201in" fo:border-left="0.05pt solid #000000" fo:border-right="2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403in" fo:border-left="2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4" style:family="table-cell">
      <style:table-cell-properties fo:padding="0.0403in" fo:border-left="2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5" style:family="table-cell">
      <style:table-cell-properties fo:padding="0.0403in" fo:border-left="2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6" style:family="table-cell">
      <style:table-cell-properties fo:padding="0.0403in" fo:border-left="2.05pt solid #000000" fo:border-right="none" fo:border-top="0.05pt solid #000000" fo:border-bottom="2.05pt solid #000000"/>
    </style:style>
    <style:style style:name="Table1.B16" style:family="table-cell">
      <style:table-cell-properties fo:padding-left="0.0403in" fo:padding-right="0.0403in" fo:padding-top="0.0403in" fo:padding-bottom="0.1in" fo:border-left="0.05pt solid #000000" fo:border-right="none" fo:border-top="0.05pt solid #000000" fo:border-bottom="2.05pt solid #000000"/>
    </style:style>
    <style:style style:name="Table1.C16" style:family="table-cell">
      <style:table-cell-properties fo:padding="0.0201in" fo:border-left="0.05pt solid #000000" fo:border-right="2.05pt solid #000000" fo:border-top="0.05pt solid #000000" fo:border-bottom="2.05pt solid #000000"/>
    </style:style>
    <style:style style:name="Table1.A17" style:family="table-cell">
      <style:table-cell-properties fo:padding="0.0403in" fo:border-left="2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8" style:family="table-cell">
      <style:table-cell-properties fo:padding="0.0403in" fo:border-left="2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19" style:family="table-cell">
      <style:table-cell-properties fo:padding="0.0403in" fo:border-left="2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201in" fo:border-left="0.05pt solid #000000" fo:border-right="2.05pt solid #000000" fo:border-top="none" fo:border-bottom="0.05pt solid #000000"/>
    </style:style>
    <style:style style:name="Table1.A20" style:family="table-cell">
      <style:table-cell-properties fo:background-color="#b3b3b3" fo:padding="0.0403in" fo:border-left="2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.C20" style:family="table-cell">
      <style:table-cell-properties fo:background-color="#b3b3b3" fo:padding="0.0201in" fo:border-left="0.05pt solid #000000" fo:border-right="2.05pt solid #000000" fo:border-top="none" fo:border-bottom="0.05pt solid #000000">
        <style:background-image/>
      </style:table-cell-properties>
    </style:style>
    <style:style style:name="Table1.A21" style:family="table-cell">
      <style:table-cell-properties fo:padding="0.0597in" fo:border-left="2.05pt solid #000000" fo:border-right="none" fo:border-top="none" fo:border-bottom="2.05pt solid #000000"/>
    </style:style>
    <style:style style:name="Table1.B21" style:family="table-cell">
      <style:table-cell-properties fo:padding="0.0597in" fo:border-left="0.05pt solid #000000" fo:border-right="none" fo:border-top="none" fo:border-bottom="2.05pt solid #000000"/>
    </style:style>
    <style:style style:name="Table1.C21" style:family="table-cell">
      <style:table-cell-properties fo:padding="0.0597in" fo:border-left="0.05pt solid #000000" fo:border-right="2.05pt solid #000000" fo:border-top="none" fo:border-bottom="2.05pt solid #000000"/>
    </style:style>
    <style:style style:name="P1" style:family="paragraph" style:parent-style-name="Standard">
      <style:text-properties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999999"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use-window-font-color="true"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Liberation Sans" fo:font-size="11pt" fo:language="en" fo:country="US" style:font-size-asian="11pt" style:font-size-complex="11pt"/>
    </style:style>
    <style:style style:name="P6" style:family="paragraph" style:parent-style-name="Table_20_Contents">
      <style:text-properties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7" style:family="paragraph" style:parent-style-name="Table_20_Contents">
      <style:text-properties style:font-name="Liberation Sans" fo:font-size="11pt" fo:language="en" fo:country="US" fo:font-style="normal" style:font-size-asian="11pt" style:font-style-asian="normal" style:font-size-complex="11pt" style:font-style-complex="normal"/>
    </style:style>
    <style:style style:name="P8" style:family="paragraph" style:parent-style-name="Table_20_Contents">
      <style:text-properties fo:color="#ff0000"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text-properties fo:color="#0084d1"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10" style:family="paragraph" style:parent-style-name="Table_20_Contents">
      <style:text-properties fo:color="#999999"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11" style:family="paragraph" style:parent-style-name="Table_20_Contents">
      <style:text-properties fo:color="#999999" style:font-name="Liberation Sans" fo:font-size="11pt" fo:language="en" fo:country="US" style:font-size-asian="11pt" style:font-size-complex="11pt"/>
    </style:style>
    <style:style style:name="P12" style:family="paragraph" style:parent-style-name="Table_20_Contents">
      <style:text-properties fo:color="#99ccff"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style:use-window-font-color="true" style:font-name="Liberation Sans" fo:font-size="11pt" fo:language="en" fo:country="US" style:font-size-asian="11pt" style:font-size-complex="11pt"/>
    </style:style>
    <style:style style:name="P14" style:family="paragraph" style:parent-style-name="Table_20_Contents">
      <style:text-properties style:use-window-font-color="true"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fo:color="#808080" style:font-name="Liberation Sans" fo:font-size="11pt" fo:language="en" fo:country="US" fo:font-style="italic" style:font-size-asian="11pt" style:font-style-asian="italic" style:font-size-complex="11pt" style:font-style-complex="italic"/>
    </style:style>
    <style:style style:name="P16" style:family="paragraph" style:parent-style-name="Table_20_Contents" style:list-style-name="L1">
      <style:text-properties style:font-name="Liberation Sans" fo:font-size="11pt" fo:language="en" fo:country="US" style:font-size-asian="11pt" style:font-size-complex="11pt"/>
    </style:style>
    <style:style style:name="P17" style:family="paragraph" style:parent-style-name="Table_20_Contents" style:list-style-name="L2">
      <style:text-properties style:font-name="Liberation Sans" fo:font-size="11pt" fo:language="en" fo:country="US" style:font-size-asian="11pt" style:font-size-complex="11pt"/>
    </style:style>
    <style:style style:name="P18" style:family="paragraph" style:parent-style-name="Table_20_Contents" style:list-style-name="L3">
      <style:text-properties style:font-name="Liberation Sans" fo:font-size="11pt" fo:language="en" fo:country="US" style:font-size-asian="11pt" style:font-size-complex="11pt"/>
    </style:style>
    <style:style style:name="P19" style:family="paragraph" style:parent-style-name="Table_20_Contents" style:list-style-name="L4">
      <style:text-properties style:font-name="Liberation Sans" fo:font-size="11pt" fo:language="en" fo:country="US" style:font-size-asian="11pt" style:font-size-complex="11pt"/>
    </style:style>
    <style:style style:name="P20" style:family="paragraph" style:parent-style-name="Table_20_Contents" style:list-style-name="L5">
      <style:text-properties style:font-name="Liberation Sans" fo:font-size="11pt" fo:language="en" fo:country="US" style:font-size-asian="11pt" style:font-size-complex="11pt"/>
    </style:style>
    <style:style style:name="P21" style:family="paragraph" style:parent-style-name="Table_20_Contents" style:list-style-name="L6">
      <style:text-properties style:font-name="Liberation Sans" fo:font-size="11pt" fo:language="en" fo:country="US" style:font-size-asian="11pt" style:font-size-complex="11pt"/>
    </style:style>
    <style:style style:name="P22" style:family="paragraph" style:parent-style-name="Table_20_Contents" style:list-style-name="L7">
      <style:text-properties style:font-name="Liberation Sans" fo:font-size="11pt" fo:language="en" fo:country="US" style:font-size-asian="11pt" style:font-size-complex="11pt"/>
    </style:style>
    <style:style style:name="P23" style:family="paragraph" style:parent-style-name="Table_20_Contents" style:list-style-name="L8">
      <style:text-properties style:font-name="Liberation Sans" fo:font-size="11pt" fo:language="en" fo:country="US" style:font-size-asian="11pt" style:font-size-complex="11pt"/>
    </style:style>
    <style:style style:name="P24" style:family="paragraph" style:parent-style-name="Table_20_Contents" style:list-style-name="L4">
      <style:text-properties style:font-name="Liberation Sans" fo:font-size="11pt" fo:language="en" fo:country="US" fo:font-style="normal" style:font-size-asian="11pt" style:font-style-asian="normal" style:font-size-complex="11pt" style:font-style-complex="normal"/>
    </style:style>
    <style:style style:name="P25" style:family="paragraph" style:parent-style-name="Table_20_Contents" style:list-style-name="L9">
      <style:text-properties style:use-window-font-color="true" style:font-name="Liberation Sans" fo:font-size="11pt" fo:language="en" fo:country="US" style:font-size-asian="11pt" style:font-size-complex="11pt"/>
    </style:style>
    <style:style style:name="P26" style:family="paragraph" style:parent-style-name="Table_20_Contents" style:list-style-name="L1">
      <style:paragraph-properties fo:margin-left="0.9846in" fo:margin-right="0in" fo:text-indent="-0.25in" style:auto-text-indent="false"/>
      <style:text-properties style:font-name="Liberation Sans" fo:font-size="11pt" fo:language="en" fo:country="US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0000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 text:c="2"/>Command</text:p>
          </table:table-cell>
          <table:table-cell table:style-name="Table1.B1" office:value-type="string">
            <text:p text:style-name="P4"><text:s text:c="2"/>Parameter</text:p>
          </table:table-cell>
          <table:table-cell table:style-name="Table1.C1" office:value-type="string">
            <text:p text:style-name="P4"><text:s text:c="2"/>Description</text:p>
          </table:table-cell>
        </table:table-row>
        <table:table-row>
          <table:table-cell table:style-name="Table1.A2" office:value-type="string">
            <text:p text:style-name="P1">tira <text:s/>nfs-create</text:p>
          </table:table-cell>
          <table:table-cell table:style-name="Table1.B2" office:value-type="string">
            <text:p text:style-name="P15">-h | --help</text:p>
          </table:table-cell>
          <table:table-cell table:style-name="Table1.C2" office:value-type="string">
            <text:p text:style-name="P5">Creating a local instance of a NSF server</text:p>
            <text:list xml:id="list1807667647" text:style-name="L1">
              <text:list-item>
                <text:p text:style-name="P16">Checks if NFS is installed, if not → install NFS</text:p>
              </text:list-item>
              <text:list-item>
                <text:p text:style-name="P26">Creates TIRA directory</text:p>
              </text:list-item>
              <text:list-item>
                <text:p text:style-name="P26">Subdir.: /backup, /conf, /data, /runs, /users, /vms</text:p>
              </text:list-item>
              <text:list-item>
                <text:p text:style-name="P26">Registers TIRA in /etc/exports and makes it read-only</text:p>
              </text:list-item>
              <text:list-item>
                <text:p text:style-name="P16">Starts NFS</text:p>
              </text:list-item>
              <text:list-item>
                <text:p text:style-name="P16">Reloads /etc/exports</text:p>
              </text:list-item>
              <text:list-item>
                <text:p text:style-name="P16">Installs sshpass and openssh-server</text:p>
                <text:p text:style-name="P16"/>
              </text:list-item>
            </text:list>
            <text:p text:style-name="P8">critical command</text:p>
          </table:table-cell>
        </table:table-row>
        <table:table-row>
          <table:table-cell table:style-name="Table1.A3" office:value-type="string">
            <text:p text:style-name="P1">tira <text:s/>host-create</text:p>
          </table:table-cell>
          <table:table-cell table:style-name="Table1.B3" office:value-type="string">
            <text:p text:style-name="P6">&lt;nfs-server-name&gt; </text:p>
            <text:p text:style-name="P6"/>
            <text:p text:style-name="P6">&lt;eth&gt;</text:p>
            <text:p text:style-name="P6"/>
            <text:p text:style-name="P15">-h | --help</text:p>
            <text:p text:style-name="P15"/>
            <text:p text:style-name="P15">-r | --remote [host]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2">E.g.: </text:p>
            <text:p text:style-name="P12">tira host-create -r webis46 webis48 <text:s/>eth0</text:p>
          </table:table-cell>
          <table:table-cell table:style-name="Table1.C3" office:value-type="string">
            <text:p text:style-name="P5">Creating an instance of a TIRA host (local or via remote control)</text:p>
            <text:p text:style-name="P5"/>
            <text:p text:style-name="P5">Connection with NFS server:</text:p>
            <text:list xml:id="list902109384" text:style-name="L2">
              <text:list-item>
                <text:p text:style-name="P17">Checks if NFS is installed, if not → install NFS</text:p>
              </text:list-item>
            </text:list>
            <text:list xml:id="list173294790" text:style-name="L3">
              <text:list-item>
                <text:p text:style-name="P18">Creates mount point for the TIRA directory</text:p>
              </text:list-item>
              <text:list-item>
                <text:p text:style-name="P18">Mounts the TIRA root directory from the NFS server</text:p>
              </text:list-item>
              <text:list-item>
                <text:p text:style-name="P18">Checks if TIRA directory is readable</text:p>
              </text:list-item>
            </text:list>
            <text:p text:style-name="P5"/>
            <text:p text:style-name="P5">Preparing VM host:</text:p>
            <text:list xml:id="list415873783" text:style-name="L4">
              <text:list-item>
                <text:p text:style-name="P19">Downloads and installs <text:span text:style-name="T1">VirtualBox</text:span> and its extension pack</text:p>
              </text:list-item>
              <text:list-item>
                <text:p text:style-name="P19">Installs <text:span text:style-name="T1">rdesktop,</text:span> <text:span text:style-name="T1">sshpass, openssh-server, dnsmasq</text:span></text:p>
              </text:list-item>
              <text:list-item>
                <text:p text:style-name="P24">Imports ova's, configuration files, shared folders, ip tables</text:p>
              </text:list-item>
            </text:list>
            <text:p text:style-name="P7"/>
            <text:list xml:id="list1626012927" text:continue-numbering="true" text:style-name="L4">
              <text:list-item>
                <text:p text:style-name="P19">Creates a log in the /conf/hosts.txt file</text:p>
              </text:list-item>
            </text:list>
            <text:p text:style-name="P5"/>
            <text:p text:style-name="P8">critical command</text:p>
          </table:table-cell>
        </table:table-row>
        <table:table-row>
          <table:table-cell table:style-name="Table1.A4" office:value-type="string">
            <text:p text:style-name="P1">tira <text:s/>host-delete</text:p>
          </table:table-cell>
          <table:table-cell table:style-name="Table1.B4" office:value-type="string">
            <text:p text:style-name="P15">-h | --help</text:p>
            <text:p text:style-name="P15"/>
            <text:p text:style-name="P15">-r | --remote [host]</text:p>
            <text:p text:style-name="P10"/>
            <text:p text:style-name="P8"/>
            <text:p text:style-name="P12">E.g.: tira host-delete -r webis46</text:p>
          </table:table-cell>
          <table:table-cell table:style-name="Table1.C4" office:value-type="string">
            <text:p text:style-name="P5">Deleting a specific host (local or via remote control)</text:p>
            <text:list xml:id="list675725235" text:style-name="L5">
              <text:list-item>
                <text:p text:style-name="P20">Unmounts TIRA directory, removes mount point</text:p>
              </text:list-item>
              <text:list-item>
                <text:p text:style-name="P20">Asks if VMs wants to be kept, if not → delete all VMs</text:p>
              </text:list-item>
              <text:list-item>
                <text:p text:style-name="P20">Deletes its log in the /conf/hosts.txt file</text:p>
              </text:list-item>
            </text:list>
            <text:p text:style-name="P5"/>
            <text:p text:style-name="P8">critical command</text:p>
          </table:table-cell>
        </table:table-row>
        <text:soft-page-break/>
        <table:table-row>
          <table:table-cell table:style-name="Table1.A5" office:value-type="string">
            <text:p text:style-name="P1">tira <text:s/>host-list</text:p>
          </table:table-cell>
          <table:table-cell table:style-name="Table1.B5" office:value-type="string">
            <text:p text:style-name="P15">-r | --remote [nfs|host]</text:p>
          </table:table-cell>
          <table:table-cell table:style-name="Table1.C5" office:value-type="string">
            <text:p text:style-name="P5">Listing all hosts</text:p>
            <text:list xml:id="list77393384" text:style-name="L6">
              <text:list-item>
                <text:p text:style-name="P21">lists all hosts in the /conf/hosts.txt file</text:p>
              </text:list-item>
            </text:list>
          </table:table-cell>
        </table:table-row>
        <table:table-row>
          <table:table-cell table:style-name="Table1.A6" office:value-type="string">
            <text:p text:style-name="P1">tira <text:s/>vm-backup</text:p>
          </table:table-cell>
          <table:table-cell table:style-name="Table1.B6" office:value-type="string">
            <text:p text:style-name="P6">&lt;vm-name&gt;</text:p>
            <text:p text:style-name="P6"/>
            <text:p text:style-name="P6">&lt;user-name&gt;</text:p>
            <text:p text:style-name="P6"/>
            <text:p text:style-name="P15">-h | --help</text:p>
            <text:p text:style-name="P15"/>
            <text:p text:style-name="P15">-r | --remote [host]</text:p>
            <text:p text:style-name="P9"/>
            <text:p text:style-name="P12">E.g.: tira vm-backup my_vm123 user123</text:p>
          </table:table-cell>
          <table:table-cell table:style-name="Table1.C6" office:value-type="string">
            <text:p text:style-name="P5">Creating a backup .ova file of a specific VM</text:p>
            <text:p text:style-name="P5"/>
            <text:p text:style-name="P5"/>
          </table:table-cell>
        </table:table-row>
        <table:table-row>
          <table:table-cell table:style-name="Table1.A7" office:value-type="string">
            <text:p text:style-name="P1">tira <text:s/>vm-create</text:p>
          </table:table-cell>
          <table:table-cell table:style-name="Table1.B7" office:value-type="string">
            <text:p text:style-name="P6">&lt;os-file&gt; <text:s text:c="4"/>(ubuntu | win7)</text:p>
            <text:p text:style-name="P6"/>
            <text:p text:style-name="P6">&lt;user-name&gt;</text:p>
            <text:p text:style-name="P6"/>
            <text:p text:style-name="P15">-h | --help</text:p>
            <text:p text:style-name="P15"/>
            <text:p text:style-name="P15">-r | --remote [host]</text:p>
            <text:p text:style-name="P6"/>
            <text:p text:style-name="P12">E.g.: tira vm-create ubuntu.ova user123</text:p>
          </table:table-cell>
          <table:table-cell table:style-name="Table1.C7" office:value-type="string">
            <text:p text:style-name="P5">Setting up a VM for a user</text:p>
            <text:list xml:id="list1360424430" text:style-name="L7">
              <text:list-item>
                <text:p text:style-name="P22">Connects via ssh to the host</text:p>
              </text:list-item>
              <text:list-item>
                <text:p text:style-name="P22">Executes the TIRA VM configuration script</text:p>
                <text:p text:style-name="P22"/>
              </text:list-item>
              <text:list-item>
                <text:p text:style-name="P22">Creates a log in the /conf/vm.txt file</text:p>
              </text:list-item>
            </text:list>
          </table:table-cell>
        </table:table-row>
        <table:table-row>
          <table:table-cell table:style-name="Table1.A8" office:value-type="string">
            <text:p text:style-name="P1">tira <text:s/>vm-delete</text:p>
          </table:table-cell>
          <table:table-cell table:style-name="Table1.B8" office:value-type="string">
            <text:p text:style-name="P6">&lt;vm-name&gt;</text:p>
            <text:p text:style-name="P6"/>
            <text:p text:style-name="P15">-h | --help</text:p>
            <text:p text:style-name="P15"/>
            <text:p text:style-name="P15">-r | --remote [host]</text:p>
            <text:p text:style-name="P15"/>
            <text:p text:style-name="P12">E.g.: tira vm-delete my_vm123 -r webis46</text:p>
          </table:table-cell>
          <table:table-cell table:style-name="Table1.C8" office:value-type="string">
            <text:p text:style-name="P5">Deleting a specific VM on a host and its log in the /conf/vm.txt file</text:p>
            <text:list xml:id="list249425669" text:style-name="L8">
              <text:list-item>
                <text:p text:style-name="P23">User gets a prompt if VM is still running</text:p>
              </text:list-item>
            </text:list>
          </table:table-cell>
        </table:table-row>
        <table:table-row>
          <table:table-cell table:style-name="Table1.A9" office:value-type="string">
            <text:p text:style-name="P1">tira <text:s/>vm-list</text:p>
          </table:table-cell>
          <table:table-cell table:style-name="Table1.B9" office:value-type="string">
            <text:p text:style-name="P15">-h | --help</text:p>
            <text:p text:style-name="P15">-r <text:s/>| --remote [nfs|host]</text:p>
            <text:p text:style-name="P15">-A | --all</text:p>
            <text:p text:style-name="P15">-R | --running</text:p>
            <text:p text:style-name="P15">-S | --sandbox </text:p>
            <text:p text:style-name="P6"/>
            <text:p text:style-name="P6">&lt;host-name&gt;</text:p>
            <text:p text:style-name="P10"/>
            <text:p text:style-name="P12">E.g.: tira vm-list -r webis46 -S webis48</text:p>
          </table:table-cell>
          <table:table-cell table:style-name="Table1.C15" office:value-type="string">
            <text:p text:style-name="P5">Listing all VMs on all or on a specific host</text:p>
            <text:p text:style-name="P5"/>
            <text:p text:style-name="P5">-A = all</text:p>
            <text:p text:style-name="P5"/>
            <text:p text:style-name="P5">-R = running</text:p>
            <text:p text:style-name="P5"/>
            <text:p text:style-name="P5">-S = sandboxed</text:p>
          </table:table-cell>
        </table:table-row>
        <text:soft-page-break/>
        <table:table-row>
          <table:table-cell table:style-name="Table1.A10" office:value-type="string">
            <text:p text:style-name="P1">tira <text:s/>vm-info</text:p>
          </table:table-cell>
          <table:table-cell table:style-name="Table1.B10" office:value-type="string">
            <text:p text:style-name="P6">&lt;vm-name&gt;</text:p>
            <text:p text:style-name="P6"/>
            <text:p text:style-name="P15">-h | --help</text:p>
            <text:p text:style-name="P15">-r <text:s/>| --remote [host]</text:p>
            <text:p text:style-name="P6"/>
            <text:p text:style-name="P12">E.g.: tira vm-log my_vm123</text:p>
          </table:table-cell>
          <table:table-cell table:style-name="Table1.C15" office:value-type="string">
            <text:p text:style-name="P5">Listing informations for a specific VM on a local host</text:p>
            <text:p text:style-name="P5"/>
            <text:p text:style-name="P5"/>
          </table:table-cell>
        </table:table-row>
        <table:table-row>
          <table:table-cell table:style-name="Table1.A11" office:value-type="string">
            <text:p text:style-name="P3">tira <text:s/>vm-restore</text:p>
          </table:table-cell>
          <table:table-cell table:style-name="Table1.B11" office:value-type="string">
            <text:p text:style-name="P14">&lt;vm-name&gt;</text:p>
            <text:p text:style-name="P14"/>
            <text:p text:style-name="P14">&lt;snapshot-name&gt;</text:p>
            <text:p text:style-name="P10"/>
            <text:p text:style-name="P15">-h | --help</text:p>
            <text:p text:style-name="P15">-r <text:s/>| --remote [host]</text:p>
            <text:p text:style-name="P10"/>
            <text:p text:style-name="P12">E.g.: tira vm-restore my_vm snap1</text:p>
          </table:table-cell>
          <table:table-cell table:style-name="Table1.C11" office:value-type="string">
            <text:p text:style-name="P13">Recreating a VM on a host from a snapshot</text:p>
            <text:p text:style-name="P11"/>
          </table:table-cell>
        </table:table-row>
        <table:table-row>
          <table:table-cell table:style-name="Table1.A12" office:value-type="string">
            <text:p text:style-name="P1">tira <text:s/>vm-sandbox</text:p>
          </table:table-cell>
          <table:table-cell table:style-name="Table1.B12" office:value-type="string">
            <text:p text:style-name="P6">&lt;vm-name&gt;</text:p>
            <text:p text:style-name="P6"/>
            <text:p text:style-name="P15">-h | --help</text:p>
            <text:p text:style-name="P15">-r <text:s/>| --remote [host]</text:p>
            <text:p text:style-name="P6"/>
            <text:p text:style-name="P6"/>
            <text:p text:style-name="P12">E.g.: tira vm-sandbox my_vm123 </text:p>
          </table:table-cell>
          <table:table-cell table:style-name="Table1.C15" office:value-type="string">
            <text:p text:style-name="P5">Putting a specific VM on a host in sandbox mode and taking a snapshot of this VM</text:p>
          </table:table-cell>
        </table:table-row>
        <table:table-row>
          <table:table-cell table:style-name="Table1.A11" office:value-type="string">
            <text:p text:style-name="P3">tira <text:s/>vm-snapshot</text:p>
          </table:table-cell>
          <table:table-cell table:style-name="Table1.B11" office:value-type="string">
            <text:p text:style-name="P14">&lt;vm-name&gt;</text:p>
            <text:p text:style-name="P14"/>
            <text:p text:style-name="P14">&lt;snapshot-name&gt;</text:p>
            <text:p text:style-name="P10"/>
            <text:p text:style-name="P15">-h | --help</text:p>
            <text:p text:style-name="P15">-r <text:s/>| --remote [host]</text:p>
            <text:p text:style-name="P10"/>
            <text:p text:style-name="P12">E.g.: tira vm-snapshot my_vm123 snap1</text:p>
          </table:table-cell>
          <table:table-cell table:style-name="Table1.C11" office:value-type="string">
            <text:p text:style-name="P13">Creating a snapshot of a specific VM on a host</text:p>
            <text:list xml:id="list1071488560" text:style-name="L9">
              <text:list-item>
                <text:p text:style-name="P25">User gets a prompt where he can choose a name for the snapshot</text:p>
              </text:list-item>
            </text:list>
            <text:p text:style-name="P13"/>
            <text:p text:style-name="P13"/>
          </table:table-cell>
        </table:table-row>
        <table:table-row>
          <table:table-cell table:style-name="Table1.A14" office:value-type="string">
            <text:p text:style-name="P1">tira <text:s/>vm-start</text:p>
          </table:table-cell>
          <table:table-cell table:style-name="Table1.B14" office:value-type="string">
            <text:p text:style-name="P6">&lt;vm-name&gt;</text:p>
            <text:p text:style-name="P6"/>
            <text:p text:style-name="P15">-h | --help</text:p>
            <text:p text:style-name="P15">-r <text:s/>| --remote [host]</text:p>
            <text:p text:style-name="P6"/>
            <text:p text:style-name="P12">E.g.: tira vm-start my_vm123 -r webis46</text:p>
          </table:table-cell>
          <table:table-cell table:style-name="Table1.C15" office:value-type="string">
            <text:p text:style-name="P5">Starting a specific VM on a host </text:p>
          </table:table-cell>
        </table:table-row>
        <table:table-row>
          <table:table-cell table:style-name="Table1.A15" office:value-type="string">
            <text:p text:style-name="P1">tira <text:s/>vm-stop</text:p>
          </table:table-cell>
          <table:table-cell table:style-name="Table1.B15" office:value-type="string">
            <text:p text:style-name="P6">&lt;vm-name&gt;</text:p>
            <text:p text:style-name="P6"><text:soft-page-break/></text:p>
            <text:p text:style-name="P15">-h | --help</text:p>
            <text:p text:style-name="P15">-r <text:s/>| --remote [host]</text:p>
            <text:p text:style-name="P6"/>
            <text:p text:style-name="P12">E.g.: tira vm-stop my_vm123 -r webis46</text:p>
          </table:table-cell>
          <table:table-cell table:style-name="Table1.C15" office:value-type="string">
            <text:p text:style-name="P5">Stopping a specific VM on a host </text:p>
          </table:table-cell>
        </table:table-row>
        <table:table-row>
          <table:table-cell table:style-name="Table1.A16" office:value-type="string">
            <text:p text:style-name="P1">tira <text:s/>vm-unsandbox</text:p>
          </table:table-cell>
          <table:table-cell table:style-name="Table1.B16" office:value-type="string">
            <text:p text:style-name="P6">&lt;vm-name&gt;</text:p>
            <text:p text:style-name="P6"/>
            <text:p text:style-name="P15">-h | --help</text:p>
            <text:p text:style-name="P15">-r <text:s/>| --remote [host]</text:p>
            <text:p text:style-name="P6"/>
            <text:p text:style-name="P12">E.g.: tira vm-unsandbox my_vm123 </text:p>
          </table:table-cell>
          <table:table-cell table:style-name="Table1.C16" office:value-type="string">
            <text:p text:style-name="P5">Taking a specific VM on a host out of sandbox mode</text:p>
          </table:table-cell>
        </table:table-row>
        <table:table-row>
          <table:table-cell table:style-name="Table1.A19" office:value-type="string">
            <text:p text:style-name="P1">tira <text:s/>start</text:p>
          </table:table-cell>
          <table:table-cell table:style-name="Table1.B19" office:value-type="string">
            <text:p text:style-name="P15">-h | --help</text:p>
            <text:p text:style-name="P15">-r <text:s/>| --remote [host]</text:p>
          </table:table-cell>
          <table:table-cell table:style-name="Table1.C19" office:value-type="string">
            <text:p text:style-name="P5">Starting all VMs on a host (<text:span text:style-name="T2">critical command</text:span>)</text:p>
            <text:p text:style-name="P5"/>
          </table:table-cell>
        </table:table-row>
        <table:table-row>
          <table:table-cell table:style-name="Table1.A19" office:value-type="string">
            <text:p text:style-name="P1">tira <text:s/>stop</text:p>
          </table:table-cell>
          <table:table-cell table:style-name="Table1.B19" office:value-type="string">
            <text:p text:style-name="P15">-h | --help</text:p>
            <text:p text:style-name="P15">-r <text:s/>| --remote [host]</text:p>
          </table:table-cell>
          <table:table-cell table:style-name="Table1.C19" office:value-type="string">
            <text:p text:style-name="P5">Stops all VMs on a host (<text:span text:style-name="T2">critical command</text:span>)</text:p>
            <text:p text:style-name="P5"/>
          </table:table-cell>
        </table:table-row>
        <table:table-row>
          <table:table-cell table:style-name="Table1.A19" office:value-type="string">
            <text:p text:style-name="P1">tira <text:s/>status</text:p>
          </table:table-cell>
          <table:table-cell table:style-name="Table1.B19" office:value-type="string">
            <text:p text:style-name="P15">-h | --help</text:p>
            <text:p text:style-name="P15">-r <text:s/>| --remote [nfs|host]</text:p>
          </table:table-cell>
          <table:table-cell table:style-name="Table1.C19" office:value-type="string">
            <text:p text:style-name="P5">Displaying information on the hosts and VMs registered on the</text:p>
            <text:p text:style-name="P5">NFS server</text:p>
          </table:table-cell>
        </table:table-row>
        <table:table-row>
          <table:table-cell table:style-name="Table1.A20" office:value-type="string">
            <text:p text:style-name="P2">tira <text:s/>run-list</text:p>
          </table:table-cell>
          <table:table-cell table:style-name="Table1.B20" office:value-type="string">
            <text:p text:style-name="P10">&lt;task&gt; </text:p>
            <text:p text:style-name="P10">&lt;user-name&gt;</text:p>
          </table:table-cell>
          <table:table-cell table:style-name="Table1.C20" office:value-type="string">
            <text:p text:style-name="P11">Listing all / specific runs of a user</text:p>
          </table:table-cell>
        </table:table-row>
        <table:table-row>
          <table:table-cell table:style-name="Table1.A21" office:value-type="string">
            <text:p text:style-name="P1">tira <text:s/>run-execute</text:p>
          </table:table-cell>
          <table:table-cell table:style-name="Table1.B21" office:value-type="string">
            <text:p text:style-name="P6">&lt;submission-file&gt;</text:p>
            <text:p text:style-name="P6"/>
            <text:p text:style-name="P6">&lt;input-directory&gt; <text:s text:c="8"/>(vm shared folder)</text:p>
            <text:p text:style-name="P6"/>
            <text:p text:style-name="P6">&lt;output-directory&gt; <text:s text:c="3"/>(name of output dir)</text:p>
            <text:p text:style-name="P6"/>
            <text:p text:style-name="P6">&lt;connection&gt; <text:s text:c="22"/>( ssh | local )</text:p>
            <text:p text:style-name="P10"/>
            <text:p text:style-name="P10">&lt;token&gt; <text:s text:c="31"/>(for 'sr' task)</text:p>
            <text:p text:style-name="P15">-h | --help</text:p>
            <text:p text:style-name="P15">-r <text:s/>| --remote [host]</text:p>
            <text:p text:style-name="P15"/>
            <text:p text:style-name="P12">E.g.: tira run-execute ai user123 'pan-dir' 'output-dir' 'ssh'</text:p>
          </table:table-cell>
          <table:table-cell table:style-name="Table1.C21" office:value-type="string">
            <text:p text:style-name="P5">Executing a submission for a task with an input dataset and copying output to localhost or executing command loc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coo1069 </meta:initial-creator>
    <meta:creation-date>2013-07-29T12:06:38</meta:creation-date>
    <dc:date>2013-08-29T11:23:51</dc:date>
    <meta:editing-duration>PT8H19M45S</meta:editing-duration>
    <meta:editing-cycles>254</meta:editing-cycles>
    <meta:generator>LibreOffice/3.5$Linux_X86_64 LibreOffice_project/350m1$Build-2</meta:generator>
    <dc:creator>Adrian Teschendorf</dc:creator>
    <meta:document-statistic meta:table-count="1" meta:image-count="0" meta:object-count="0" meta:page-count="4" meta:paragraph-count="154" meta:word-count="750" meta:character-count="4078" meta:non-whitespace-character-count="3430"/>
  </office:meta>
</office:document-meta>
</file>